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ackage javabasics; <text:s/></text:p>
      <text:p text:style-name="Normal">import java.util.Scanner;</text:p>
      <text:p text:style-name="Normal">public class InputOutput {</text:p>
      <text:p text:style-name="Normal"><text:s text:c="4"/>public static void main(String[] args) {</text:p>
      <text:p text:style-name="Normal"><text:s text:c="8"/>Scanner cin = new Scanner(System.in);</text:p>
      <text:p text:style-name="Normal"><text:s text:c="8"/>String name, fathername, address;</text:p>
      <text:p text:style-name="Normal"><text:s text:c="8"/>int age, marks;</text:p>
      <text:p text:style-name="Normal"><text:s text:c="8"/>double per;</text:p>
      <text:p text:style-name="Normal"><text:s text:c="8"/>System.out.println("Enter Your name: "); <text:s text:c="14"/></text:p>
      <text:p text:style-name="Normal"><text:s text:c="8"/>name = cin.nextLine(); // cin &gt;&gt; name;</text:p>
      <text:p text:style-name="Normal"><text:s text:c="8"/>System.out.println("Enter Your Father Name: ");</text:p>
      <text:p text:style-name="Normal"><text:s text:c="8"/>fathername = cin.nextLine();</text:p>
      <text:p text:style-name="Normal"><text:s text:c="8"/>System.out.println("Enter Your Address");</text:p>
      <text:p text:style-name="Normal"><text:s text:c="8"/>address = cin.nextLine();</text:p>
      <text:p text:style-name="Normal"><text:s text:c="8"/>System.out.println("Enter Your age: ");</text:p>
      <text:p text:style-name="Normal"><text:s text:c="8"/>age = cin.nextInt();</text:p>
      <text:p text:style-name="Normal"><text:s text:c="8"/>System.out.println("Enter Your Marks: ");</text:p>
      <text:p text:style-name="Normal"><text:s text:c="8"/>marks = cin.nextInt();</text:p>
      <text:p text:style-name="Normal"><text:s text:c="8"/>System.out.println("Enter Your Percentage: ");</text:p>
      <text:p text:style-name="Normal"><text:s text:c="8"/>per = cin.nextDouble();</text:p>
      <text:p text:style-name="Normal"><text:s text:c="8"/></text:p>
      <text:p text:style-name="Normal"><text:s text:c="8"/>System.out.print("Name is " + name + " Father name is " + fathername + " Age is " + age + " Percentage is " + per + "\n");</text:p>
      <text:p text:style-name="Normal"><text:s text:c="8"/>System.out.println(" Age is " + age);</text:p>
      <text:p text:style-name="Normal"><text:s text:c="8"/>System.out.printf("Name is %s Father name is %s Age is %d Percentage is %.2f \n",name,fathername, age,per);</text:p>
      <text:p text:style-name="Normal"><text:s text:c="8"/></text:p>
      <text:p text:style-name="Normal"><text:s text:c="8"/>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3791653430</meta:initial-creator>
    <dc:creator>93791653430</dc:creator>
    <meta:creation-date>2022-09-17T03:28:00Z</meta:creation-date>
    <dc:date>2022-09-17T03:28:00Z</dc:date>
    <meta:template xlink:href="Normal.dotm" xlink:type="simple"/>
    <meta:editing-cycles>2</meta:editing-cycles>
    <meta:editing-duration>PT60S</meta:editing-duration>
    <meta:document-statistic meta:page-count="1" meta:paragraph-count="2" meta:word-count="166" meta:character-count="1111" meta:row-count="7" meta:non-whitespace-character-count="947"/>
  </office:meta>
</office:document-meta>
</file>